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Properties.setNew( String property , Object value , PropertyHelper propertyHel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Properties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Properties.co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Properties.exi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Properties.set( String property , Object value , PropertyHelper propertyHel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Properties.get( Project pro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alProperties.evaluate( String property , PropertyHelper hel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Properties.Local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lProperties.cur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Properties.enter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Properties.addLocal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